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63000002643F19DF8290CC4E41.jpg" manifest:media-type="image/jpe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mic Sans MS1" svg:font-family="'Comic Sans MS'"/>
    <style:font-face style:name="Courier New" svg:font-family="'Courier New'"/>
    <style:font-face style:name="Lohit Devanagari1" svg:font-family="'Lohit Devanagari'"/>
    <style:font-face style:name="Calibri" svg:font-family="Calibri" style:font-family-generic="roman" style:font-pitch="variable"/>
    <style:font-face style:name="Comic Sans MS" svg:font-family="'Comic Sans M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ab-stops>
          <style:tab-stop style:position="16.828cm" style:type="right"/>
        </style:tab-stops>
      </style:paragraph-properties>
    </style:style>
    <style:style style:name="P2" style:family="paragraph" style:parent-style-name="Standard">
      <style:paragraph-properties>
        <style:tab-stops>
          <style:tab-stop style:position="16.828cm" style:type="right"/>
        </style:tab-stops>
      </style:paragraph-properties>
      <style:text-properties officeooo:paragraph-rsid="001c87b8"/>
    </style:style>
    <style:style style:name="P3" style:family="paragraph" style:parent-style-name="Standard">
      <style:paragraph-properties fo:text-align="center" style:justify-single-word="false">
        <style:tab-stops>
          <style:tab-stop style:position="16.828cm" style:type="right"/>
        </style:tab-stops>
      </style:paragraph-properties>
      <style:text-properties style:font-name="Comic Sans MS" fo:font-size="14pt" fo:font-weight="bold" style:font-size-asian="14pt" style:font-weight-asian="bold" style:font-size-complex="14pt"/>
    </style:style>
    <style:style style:name="P4" style:family="paragraph" style:parent-style-name="Standard">
      <style:paragraph-properties fo:text-align="center" style:justify-single-word="false">
        <style:tab-stops>
          <style:tab-stop style:position="16.828cm" style:type="right"/>
        </style:tab-stops>
      </style:paragraph-properties>
      <style:text-properties style:font-name="Comic Sans MS" fo:font-weight="bold" style:font-weight-asian="bold"/>
    </style:style>
    <style:style style:name="P5" style:family="paragraph" style:parent-style-name="Standard">
      <style:paragraph-properties fo:text-align="center" style:justify-single-word="false">
        <style:tab-stops>
          <style:tab-stop style:position="16.828cm" style:type="right"/>
        </style:tab-stops>
      </style:paragraph-properties>
      <style:text-properties style:font-name="Comic Sans MS" fo:font-style="italic" style:text-underline-style="solid" style:text-underline-width="auto" style:text-underline-color="font-color" fo:font-weight="bold" style:font-style-asian="italic" style:font-weight-asian="bold"/>
    </style:style>
    <style:style style:name="P6" style:family="paragraph" style:parent-style-name="Standard">
      <style:paragraph-properties>
        <style:tab-stops>
          <style:tab-stop style:position="16.828cm" style:type="right"/>
        </style:tab-stops>
      </style:paragraph-properties>
      <style:text-properties style:font-name="Comic Sans MS" fo:font-size="10pt" style:text-underline-style="solid" style:text-underline-width="auto" style:text-underline-color="font-color" fo:font-weight="bold" style:font-size-asian="10pt" style:font-weight-asian="bold" style:font-size-complex="10pt"/>
    </style:style>
    <style:style style:name="P7" style:family="paragraph" style:parent-style-name="Standard">
      <style:paragraph-properties fo:text-align="center" style:justify-single-word="false">
        <style:tab-stops>
          <style:tab-stop style:position="16.828cm" style:type="right"/>
        </style:tab-stops>
      </style:paragraph-properties>
      <style:text-properties fo:font-weight="bold" style:font-weight-asian="bold"/>
    </style:style>
    <style:style style:name="P8" style:family="paragraph" style:parent-style-name="Standard">
      <style:text-properties style:font-name="Calibri" fo:font-size="10pt" style:font-size-asian="10pt" style:font-name-complex="Calibri1" style:font-size-complex="10pt"/>
    </style:style>
    <style:style style:name="P9" style:family="paragraph" style:parent-style-name="Standard">
      <style:paragraph-properties>
        <style:tab-stops>
          <style:tab-stop style:position="16.828cm" style:type="right"/>
        </style:tab-stops>
      </style:paragraph-properties>
      <style:text-properties style:font-name="Calibri" fo:font-size="10pt" style:font-size-asian="10pt" style:font-name-complex="Calibri1" style:font-size-complex="10pt"/>
    </style:style>
    <style:style style:name="P10" style:family="paragraph" style:parent-style-name="Standard">
      <style:paragraph-properties>
        <style:tab-stops>
          <style:tab-stop style:position="0.503cm"/>
        </style:tab-stops>
      </style:paragraph-properties>
      <style:text-properties style:font-name="Calibri" fo:font-size="10pt" style:font-size-asian="10pt" style:font-name-complex="Calibri1" style:font-size-complex="10pt"/>
    </style:style>
    <style:style style:name="P11" style:family="paragraph" style:parent-style-name="Standard">
      <style:paragraph-properties>
        <style:tab-stops>
          <style:tab-stop style:position="16.828cm" style:type="right"/>
        </style:tab-stops>
      </style:paragraph-properties>
      <style:text-properties style:font-name="Calibri" fo:font-size="10pt" style:text-underline-style="solid" style:text-underline-width="auto" style:text-underline-color="font-color" fo:font-weight="bold" style:font-size-asian="10pt" style:font-weight-asian="bold" style:font-name-complex="Calibri1" style:font-size-complex="10pt"/>
    </style:style>
    <style:style style:name="P12" style:family="paragraph" style:parent-style-name="Standard">
      <style:text-properties style:font-name="Calibri" fo:font-size="10pt" fo:font-weight="bold" style:font-size-asian="10pt" style:font-weight-asian="bold" style:font-name-complex="Calibri1" style:font-size-complex="10pt"/>
    </style:style>
    <style:style style:name="P13" style:family="paragraph" style:parent-style-name="Standard">
      <style:text-properties style:font-name="Calibri" fo:font-size="10pt" fo:font-style="italic" style:font-size-asian="10pt" style:font-style-asian="italic" style:font-name-complex="Calibri1" style:font-size-complex="10pt"/>
    </style:style>
    <style:style style:name="P14" style:family="paragraph" style:parent-style-name="Standard">
      <style:paragraph-properties fo:text-align="center" style:justify-single-word="false">
        <style:tab-stops>
          <style:tab-stop style:position="16.828cm" style:type="right"/>
        </style:tab-stops>
      </style:paragraph-properties>
      <style:text-properties fo:font-style="italic" style:font-style-asian="italic"/>
    </style:style>
    <style:style style:name="P15" style:family="paragraph" style:parent-style-name="Standard">
      <style:text-properties fo:font-size="10pt" style:font-size-asian="10pt" style:font-size-complex="10pt"/>
    </style:style>
    <style:style style:name="P16" style:family="paragraph" style:parent-style-name="Standard">
      <style:paragraph-properties fo:text-align="center" style:justify-single-word="false" fo:padding-left="0cm" fo:padding-right="0cm" fo:padding-top="0cm" fo:padding-bottom="0.035cm" fo:border-left="none" fo:border-right="none" fo:border-top="none" fo:border-bottom="1.5pt solid #000000">
        <style:tab-stops>
          <style:tab-stop style:position="16.828cm" style:type="right"/>
        </style:tab-stops>
      </style:paragraph-properties>
      <style:text-properties fo:font-weight="bold" style:font-weight-asian="bold"/>
    </style:style>
    <style:style style:name="P17" style:family="paragraph" style:parent-style-name="Standard">
      <style:paragraph-properties fo:margin-left="1.905cm" fo:margin-right="0cm" fo:margin-top="0cm" fo:margin-bottom="0cm" loext:contextual-spacing="true" fo:text-indent="0cm" style:auto-text-indent="false">
        <style:tab-stops>
          <style:tab-stop style:position="0.318cm"/>
        </style:tab-stops>
      </style:paragraph-properties>
      <style:text-properties style:font-name="Calibri" fo:font-size="10pt" style:font-size-asian="10pt" style:font-name-complex="Calibri1" style:font-size-complex="10pt"/>
    </style:style>
    <style:style style:name="P18" style:family="paragraph" style:parent-style-name="List_20_Paragraph">
      <style:paragraph-properties fo:margin-left="1.905cm" fo:margin-right="0cm" fo:text-indent="0cm" style:auto-text-indent="false">
        <style:tab-stops>
          <style:tab-stop style:position="16.828cm" style:type="right"/>
        </style:tab-stops>
      </style:paragraph-properties>
      <style:text-properties style:font-name="Calibri" fo:font-size="10pt" style:font-size-asian="10pt" style:font-name-complex="Calibri1" style:font-size-complex="10pt"/>
    </style:style>
    <style:style style:name="P19" style:family="paragraph" style:parent-style-name="Standard">
      <style:paragraph-properties fo:margin-left="1.27cm" fo:margin-right="0cm" fo:margin-top="0cm" fo:margin-bottom="0cm" loext:contextual-spacing="true" fo:text-indent="0cm" style:auto-text-indent="false">
        <style:tab-stops>
          <style:tab-stop style:position="0.318cm"/>
        </style:tab-stops>
      </style:paragraph-properties>
    </style:style>
    <style:style style:name="P20" style:family="paragraph" style:parent-style-name="Standard">
      <style:paragraph-properties fo:margin-left="1.27cm" fo:margin-right="0cm" fo:margin-top="0cm" fo:margin-bottom="0cm" loext:contextual-spacing="true" fo:text-indent="0cm" style:auto-text-indent="false">
        <style:tab-stops>
          <style:tab-stop style:position="0.318cm"/>
        </style:tab-stops>
      </style:paragraph-properties>
      <style:text-properties style:font-name="Calibri" fo:font-size="10pt" style:font-size-asian="10pt" style:font-name-complex="Calibri1" style:font-size-complex="10pt"/>
    </style:style>
    <style:style style:name="P21" style:family="paragraph" style:parent-style-name="List_20_Paragraph">
      <style:text-properties style:font-name="Calibri" fo:font-size="10pt" style:font-size-asian="10pt" style:font-name-complex="Calibri1" style:font-size-complex="10pt"/>
    </style:style>
    <style:style style:name="P22" style:family="paragraph" style:parent-style-name="Standard">
      <style:paragraph-properties>
        <style:tab-stops>
          <style:tab-stop style:position="16.828cm" style:type="right"/>
        </style:tab-stops>
      </style:paragraph-properties>
      <style:text-properties style:font-name="Calibri" fo:font-size="10pt" style:text-underline-style="solid" style:text-underline-width="auto" style:text-underline-color="font-color" fo:font-weight="bold" style:font-size-asian="10pt" style:font-weight-asian="bold" style:font-name-complex="Calibri1" style:font-size-complex="10pt"/>
    </style:style>
    <style:style style:name="P23" style:family="paragraph" style:parent-style-name="Standard">
      <style:text-properties style:font-name="Calibri" fo:font-size="10pt" fo:font-style="italic" style:font-size-asian="10pt" style:font-style-asian="italic" style:font-name-complex="Calibri1" style:font-size-complex="10pt"/>
    </style:style>
    <style:style style:name="P24" style:family="paragraph" style:parent-style-name="Standard" style:list-style-name="WWNum1">
      <style:text-properties style:font-name="Calibri" fo:font-size="10pt" style:font-size-asian="10pt" style:font-name-complex="Calibri1" style:font-size-complex="10pt"/>
    </style:style>
    <style:style style:name="P25" style:family="paragraph" style:parent-style-name="Standard" style:list-style-name="WWNum2">
      <style:text-properties style:font-name="Calibri" fo:font-size="10pt" style:font-size-asian="10pt" style:font-name-complex="Calibri1" style:font-size-complex="10pt"/>
    </style:style>
    <style:style style:name="P26" style:family="paragraph" style:parent-style-name="Standard" style:master-page-name="Standard">
      <style:paragraph-properties style:page-number="auto"/>
    </style:style>
    <style:style style:name="P27" style:family="paragraph" style:parent-style-name="Standard" style:list-style-name="WWNum9">
      <style:paragraph-properties fo:margin-top="0cm" fo:margin-bottom="0cm" loext:contextual-spacing="true">
        <style:tab-stops>
          <style:tab-stop style:position="0.318cm"/>
        </style:tab-stops>
      </style:paragraph-properties>
    </style:style>
    <style:style style:name="P28" style:family="paragraph" style:parent-style-name="Standard" style:list-style-name="WWNum10">
      <style:paragraph-properties fo:margin-top="0cm" fo:margin-bottom="0cm" loext:contextual-spacing="true">
        <style:tab-stops>
          <style:tab-stop style:position="0.318cm"/>
        </style:tab-stops>
      </style:paragraph-properties>
    </style:style>
    <style:style style:name="P29" style:family="paragraph" style:parent-style-name="Standard" style:list-style-name="WWNum9">
      <style:paragraph-properties fo:margin-top="0cm" fo:margin-bottom="0cm" loext:contextual-spacing="true"/>
    </style:style>
    <style:style style:name="P30" style:family="paragraph" style:parent-style-name="Standard" style:list-style-name="WWNum11">
      <style:paragraph-properties fo:margin-top="0cm" fo:margin-bottom="0cm" loext:contextual-spacing="true"/>
    </style:style>
    <style:style style:name="P31" style:family="paragraph" style:parent-style-name="Standard" style:list-style-name="WWNum12">
      <style:paragraph-properties fo:margin-top="0cm" fo:margin-bottom="0cm" loext:contextual-spacing="true"/>
    </style:style>
    <style:style style:name="P32" style:family="paragraph" style:parent-style-name="List_20_Paragraph" style:list-style-name="WWNum6">
      <style:text-properties style:font-name="Calibri" fo:font-size="10pt" style:font-size-asian="10pt" style:font-name-complex="Calibri1" style:font-size-complex="10pt"/>
    </style:style>
    <style:style style:name="P33" style:family="paragraph" style:parent-style-name="List_20_Paragraph" style:list-style-name="WWNum7">
      <style:text-properties style:font-name="Calibri" fo:font-size="10pt" style:font-size-asian="10pt" style:font-name-complex="Calibri1" style:font-size-complex="10pt"/>
    </style:style>
    <style:style style:name="P34" style:family="paragraph" style:parent-style-name="List_20_Paragraph" style:list-style-name="WWNum8">
      <style:text-properties style:font-name="Calibri" fo:font-size="10pt" style:font-size-asian="10pt" style:font-name-complex="Calibri1" style:font-size-complex="10pt"/>
    </style:style>
    <style:style style:name="P35" style:family="paragraph" style:parent-style-name="List_20_Paragraph" style:list-style-name="WWNum12"/>
    <style:style style:name="P36" style:family="paragraph" style:parent-style-name="List_20_Paragraph" style:list-style-name="WWNum9">
      <style:paragraph-properties>
        <style:tab-stops>
          <style:tab-stop style:position="16.828cm" style:type="right"/>
        </style:tab-stops>
      </style:paragraph-properties>
    </style:style>
    <style:style style:name="P37" style:family="paragraph" style:parent-style-name="List_20_Paragraph" style:list-style-name="WWNum13">
      <style:paragraph-properties>
        <style:tab-stops>
          <style:tab-stop style:position="16.828cm" style:type="right"/>
        </style:tab-stops>
      </style:paragraph-properties>
    </style:style>
    <style:style style:name="P38" style:family="paragraph" style:parent-style-name="List_20_Paragraph" style:list-style-name="WWNum14">
      <style:paragraph-properties>
        <style:tab-stops>
          <style:tab-stop style:position="16.828cm" style:type="right"/>
        </style:tab-stops>
      </style:paragraph-properties>
    </style:style>
    <style:style style:name="P39" style:family="paragraph">
      <loext:graphic-properties draw:fill="solid" draw:fill-color="#c0c0c0" draw:opacity="50%"/>
      <style:text-properties style:font-name="Comic Sans MS" fo:font-size="1pt"/>
    </style:style>
    <style:style style:name="T1" style:family="text">
      <style:text-properties style:font-name="Comic Sans MS" fo:font-weight="bold" style:font-weight-asian="bold"/>
    </style:style>
    <style:style style:name="T2" style:family="text">
      <style:text-properties style:font-name="Comic Sans MS" fo:font-weight="bold" officeooo:rsid="001fdbc5" style:font-weight-asian="bold"/>
    </style:style>
    <style:style style:name="T3" style:family="text">
      <style:text-properties style:font-name="Comic Sans MS" fo:font-weight="bold" officeooo:rsid="00235f70" style:font-weight-asian="bold"/>
    </style:style>
    <style:style style:name="T4" style:family="text">
      <style:text-properties style:font-name="Comic Sans MS" fo:font-size="10pt" style:text-underline-style="solid" style:text-underline-width="auto" style:text-underline-color="font-color" fo:font-weight="bold" style:font-size-asian="10pt" style:font-weight-asian="bold" style:font-size-complex="10pt"/>
    </style:style>
    <style:style style:name="T5" style:family="text">
      <style:text-properties style:font-name="Comic Sans MS" fo:font-size="10pt" style:font-size-asian="10pt" style:font-size-complex="10pt"/>
    </style:style>
    <style:style style:name="T6" style:family="text">
      <style:text-properties fo:font-weight="bold" style:font-weight-asian="bold"/>
    </style:style>
    <style:style style:name="T7" style:family="text">
      <style:text-properties style:font-name="Calibri" fo:font-size="9pt" fo:font-style="italic" style:font-size-asian="9pt" style:font-style-asian="italic" style:font-name-complex="Calibri1" style:font-size-complex="9pt"/>
    </style:style>
    <style:style style:name="T8" style:family="text">
      <style:text-properties style:font-name="Calibri" fo:font-size="9pt" style:font-size-asian="9pt" style:font-name-complex="Calibri1" style:font-size-complex="9pt"/>
    </style:style>
    <style:style style:name="T9" style:family="text">
      <style:text-properties style:font-name="Calibri" fo:font-size="9pt" officeooo:rsid="001e164d" style:font-size-asian="9pt" style:font-name-complex="Calibri1" style:font-size-complex="9pt"/>
    </style:style>
    <style:style style:name="T10" style:family="text">
      <style:text-properties style:font-name="Calibri" fo:font-size="10pt" fo:font-style="italic" style:font-size-asian="10pt" style:font-style-asian="italic" style:font-name-complex="Calibri1" style:font-size-complex="10pt"/>
    </style:style>
    <style:style style:name="T11" style:family="text">
      <style:text-properties style:font-name="Calibri" fo:font-size="10pt" style:font-size-asian="10pt" style:font-name-complex="Calibri1" style:font-size-complex="10pt"/>
    </style:style>
    <style:style style:name="T12" style:family="text">
      <style:text-properties style:font-name="Calibri" fo:font-size="10pt" officeooo:rsid="001c87b8" style:font-size-asian="10pt" style:font-name-complex="Calibri1" style:font-size-complex="10pt"/>
    </style:style>
    <style:style style:name="T13" style:family="text">
      <style:text-properties style:font-name="Calibri" fo:font-size="10pt" style:text-underline-style="solid" style:text-underline-width="auto" style:text-underline-color="font-color" fo:font-weight="bold" style:font-size-asian="10pt" style:font-weight-asian="bold" style:font-name-complex="Calibri1" style:font-size-complex="10pt"/>
    </style:style>
    <style:style style:name="T14" style:family="text">
      <style:text-properties style:font-name="Calibri" fo:font-style="italic" style:font-style-asian="italic" style:font-name-complex="Calibri1"/>
    </style:style>
    <style:style style:name="T15" style:family="text">
      <style:text-properties style:font-name="Calibri" fo:font-style="italic" officeooo:rsid="001e164d" style:font-style-asian="italic" style:font-name-complex="Calibri1"/>
    </style:style>
    <style:style style:name="T16" style:family="text">
      <style:text-properties style:text-position="super 58%" style:font-name="Calibri" fo:font-size="10pt" style:font-size-asian="10pt" style:font-name-complex="Calibri1" style:font-size-complex="10pt"/>
    </style:style>
    <style:style style:name="T17" style:family="text">
      <style:text-properties officeooo:rsid="00235f70"/>
    </style:style>
    <style:style style:name="T18" style:family="text">
      <style:text-properties style:font-name="Comic Sans MS" fo:font-size="1pt"/>
    </style:style>
    <style:style style:name="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gr1" style:family="graphic">
      <style:graphic-properties draw:stroke="none" svg:stroke-width="0cm" draw:fill="solid" draw:fill-color="#c0c0c0" draw:opacity="50%" draw:textarea-vertical-align="top" draw:auto-grow-height="false" draw:auto-grow-width="false" fo:min-height="3.575cm" fo:min-width="19.976cm" fo:margin-left="0.318cm" fo:margin-right="0.318cm" fo:margin-top="0cm" fo:margin-bottom="0cm" style:run-through="background" style:wrap="run-through" style:number-wrapped-paragraphs="no-limit" style:vertical-pos="middle" style:vertical-rel="page-content"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3">DST Mathématiques</text:p>
      <text:p text:style-name="P7"/>
      <text:p text:style-name="P4"><text:tab/>Durée : <text:span text:style-name="T17">2</text:span> h</text:p>
      <text:p text:style-name="P16"/>
      <text:p text:style-name="P7"/>
      <text:p text:style-name="P14">Présentation et orthographe seront pris en compte dans le barème de notation.</text:p>
      <text:p text:style-name="P14">Les calculatrices graphiques sont autorisées pour ce sujet.</text:p>
      <text:p text:style-name="P5">Une seule calculatrice sur la table </text:p>
      <text:p text:style-name="P6"/>
      <text:p text:style-name="P2"><text:span text:style-name="T4">EXERCICE 1 :</text:span><text:span text:style-name="T5"> <text:s/></text:span><text:span text:style-name="T7">5 points</text:span></text:p>
      <text:p text:style-name="P13">Les résultats seront donnés au centième</text:p>
      <text:p text:style-name="P8">Dans une population, les individus sont répartis en quatre groupes sanguins : A, B, AB et O. A l’intérieur de chaque groupe sanguin, il y a deux rhésus (rhésus + ou rhésus -).</text:p>
      <text:p text:style-name="P8">On a relevé les pourcentages suivant dans cette population :</text:p>
      <text:list xml:id="list213744336" text:style-name="WWNum6">
        <text:list-item>
          <text:p text:style-name="P32">45 % de la population est du groupe A, parmi ces personnes 84.4 % ont un rhésus +.</text:p>
        </text:list-item>
        <text:list-item>
          <text:p text:style-name="P32">4 % de la population est du groupe AB, dont 25 % a un rhésus -.</text:p>
        </text:list-item>
        <text:list-item>
          <text:p text:style-name="P32">9 % de la population est du groupe B.</text:p>
        </text:list-item>
        <text:list-item>
          <text:p text:style-name="P32">85.7 % des personnes du groupe O ont un rhésus +.</text:p>
        </text:list-item>
        <text:list-item>
          <text:p text:style-name="P32">1 % de la population est du groupe B et a un rhésus -.</text:p>
        </text:list-item>
      </text:list>
      <text:p text:style-name="P8">On notera :</text:p>
      <text:p text:style-name="P8">A l’évènement « la personne choisie est du groupe A », B l’évènement « la personne choisie est du groupe B », O l’évènement « la personne choisie est du groupe O », C l’évènement « la personne choisie est du groupe AB » et R l’évènement « la personne choisie est de rhésus + ».</text:p>
      <text:p text:style-name="P10">Un individu est choisi au hasard. </text:p>
      <text:p text:style-name="P8"/>
      <text:list xml:id="list3126011792" text:style-name="WWNum7">
        <text:list-item>
          <text:p text:style-name="P33">Traduire les données de l’énoncé en probabilités.</text:p>
        </text:list-item>
      </text:list>
      <text:p text:style-name="P21"/>
      <text:list xml:id="list154039904273788" text:continue-numbering="true" text:style-name="WWNum7">
        <text:list-item>
          <text:p text:style-name="P33">Déterminer la probabilité que la personne choisie soit du groupe O</text:p>
        </text:list-item>
      </text:list>
      <text:p text:style-name="P8"/>
      <text:list xml:id="list154040881222052" text:continue-numbering="true" text:style-name="WWNum7">
        <text:list-item>
          <text:p text:style-name="P33">a) <text:s text:c="2"/>Déterminer la probabilité que la personne choisie soit du groupe A et ait un rhésus – </text:p>
        </text:list-item>
      </text:list>
      <text:list xml:id="list1636020568" text:style-name="WWNum8">
        <text:list-item>
          <text:p text:style-name="P34">Déterminer la probabilité que la personne choisie soit du groupe AB et ait un rhésus –</text:p>
        </text:list-item>
        <text:list-item>
          <text:p text:style-name="P34">En déduire la probabilité que la personne choisie ait un rhésus –</text:p>
        </text:list-item>
      </text:list>
      <text:p text:style-name="P11"/>
      <text:p text:style-name="P11"/>
      <text:p text:style-name="P1"><text:span text:style-name="T13">EXERCICE 2 :</text:span><text:span text:style-name="T11"> </text:span><text:span text:style-name="T12">6</text:span><text:span text:style-name="T8"> points</text:span></text:p>
      <text:p text:style-name="P15"><text:span text:style-name="T14">Pour chaque question, une seule réponse est exacte. Chaque bonne réponse rapporte </text:span><text:span text:style-name="T15">1</text:span><text:span text:style-name="T14"> point, une mauvaise réponse occasionne une perte de 0.25 point et l’absence de réponse 0 point</text:span></text:p>
      <text:p text:style-name="P13"/>
      <text:list xml:id="list3600434802" text:style-name="WWNum9">
        <text:list-item>
          <text:p text:style-name="P27"><text:span text:style-name="T11">L’équation différentielle </text:span><draw:frame draw:style-name="fr2" draw:name="1" text:anchor-type="as-char" svg:width="2.141cm" svg:height="0.55cm" draw:z-index="6"><draw:object xlink:href="./Object 1" xlink:type="simple" xlink:show="embed" xlink:actuate="onLoad"/><draw:image xlink:href="./ObjectReplacements/Object 1" xlink:type="simple" xlink:show="embed" xlink:actuate="onLoad"/></draw:frame><text:span text:style-name="T11">admet pour solutions les fonctions </text:span><draw:frame draw:style-name="fr2" draw:name="2" text:anchor-type="as-char" svg:width="0.416cm" svg:height="0.55cm" draw:z-index="7"><draw:object xlink:href="./Object 2" xlink:type="simple" xlink:show="embed" xlink:actuate="onLoad"/><draw:image xlink:href="./ObjectReplacements/Object 2" xlink:type="simple" xlink:show="embed" xlink:actuate="onLoad"/></draw:frame><text:span text:style-name="T11">définies sur lR par :</text:span></text:p>
        </text:list-item>
      </text:list>
      <text:list xml:id="list3786544192" text:style-name="WWNum10">
        <text:list-item>
          <text:p text:style-name="P28"><draw:frame draw:style-name="fr2" draw:name="3" text:anchor-type="as-char" svg:width="2.18cm" svg:height="0.644cm" draw:z-index="8"><draw:object xlink:href="./Object 3" xlink:type="simple" xlink:show="embed" xlink:actuate="onLoad"/><draw:image xlink:href="./ObjectReplacements/Object 3" xlink:type="simple" xlink:show="embed" xlink:actuate="onLoad"/></draw:frame><text:span text:style-name="T11"><text:s/>où k est une constante réelle</text:span></text:p>
        </text:list-item>
        <text:list-item>
          <text:p text:style-name="P28"><draw:frame draw:style-name="fr2" draw:name="4" text:anchor-type="as-char" svg:width="1.593cm" svg:height="0.55cm" draw:z-index="9"><draw:object xlink:href="./Object 4" xlink:type="simple" xlink:show="embed" xlink:actuate="onLoad"/><draw:image xlink:href="./ObjectReplacements/Object 4" xlink:type="simple" xlink:show="embed" xlink:actuate="onLoad"/></draw:frame><text:span text:style-name="T11"><text:s/></text:span></text:p>
        </text:list-item>
        <text:list-item>
          <text:p text:style-name="P28"><draw:frame draw:style-name="fr2" draw:name="5" text:anchor-type="as-char" svg:width="2.54cm" svg:height="0.644cm" draw:z-index="10"><draw:object xlink:href="./Object 5" xlink:type="simple" xlink:show="embed" xlink:actuate="onLoad"/><draw:image xlink:href="./ObjectReplacements/Object 5" xlink:type="simple" xlink:show="embed" xlink:actuate="onLoad"/></draw:frame><text:span text:style-name="T11"><text:s/>où k est une constante réelle</text:span></text:p>
        </text:list-item>
        <text:list-item>
          <text:p text:style-name="P28"><draw:frame draw:style-name="fr2" draw:name="6" text:anchor-type="as-char" svg:width="2.028cm" svg:height="0.644cm" draw:z-index="11"><draw:object xlink:href="./Object 6" xlink:type="simple" xlink:show="embed" xlink:actuate="onLoad"/><draw:image xlink:href="./ObjectReplacements/Object 6" xlink:type="simple" xlink:show="embed" xlink:actuate="onLoad"/></draw:frame><text:span text:style-name="T11"><text:s/>où k est une constante réelle</text:span></text:p>
        </text:list-item>
      </text:list>
      <text:p text:style-name="P17"/>
      <text:list xml:id="list154040046002311" text:continue-list="list3600434802" text:style-name="WWNum9">
        <text:list-item>
          <text:p text:style-name="P27"><text:span text:style-name="T11">Parmi ces fonctions laquelle est solution de l’équation différentielle</text:span><draw:frame draw:style-name="fr2" draw:name="7" text:anchor-type="as-char" svg:width="2.976cm" svg:height="0.55cm" draw:z-index="12"><draw:object xlink:href="./Object 7" xlink:type="simple" xlink:show="embed" xlink:actuate="onLoad"/><draw:image xlink:href="./ObjectReplacements/Object 7" xlink:type="simple" xlink:show="embed" xlink:actuate="onLoad"/></draw:frame><text:span text:style-name="T11"> :</text:span></text:p>
        </text:list-item>
      </text:list>
      <text:p text:style-name="P19"><text:span text:style-name="T11">a) </text:span><draw:frame draw:style-name="fr2" draw:name="8" text:anchor-type="as-char" svg:width="2.521cm" svg:height="0.644cm" draw:z-index="13"><draw:object xlink:href="./Object 8" xlink:type="simple" xlink:show="embed" xlink:actuate="onLoad"/><draw:image xlink:href="./ObjectReplacements/Object 8" xlink:type="simple" xlink:show="embed" xlink:actuate="onLoad"/></draw:frame></text:p>
      <text:p text:style-name="P19"><text:soft-page-break/><text:span text:style-name="T11">b) </text:span><draw:frame draw:style-name="fr2" draw:name="9" text:anchor-type="as-char" svg:width="2.559cm" svg:height="0.644cm" draw:z-index="14"><draw:object xlink:href="./Object 9" xlink:type="simple" xlink:show="embed" xlink:actuate="onLoad"/><draw:image xlink:href="./ObjectReplacements/Object 9" xlink:type="simple" xlink:show="embed" xlink:actuate="onLoad"/></draw:frame></text:p>
      <text:p text:style-name="P19"><text:span text:style-name="T11">c) </text:span><draw:frame draw:style-name="fr2" draw:name="10" text:anchor-type="as-char" svg:width="3.09cm" svg:height="0.644cm" draw:z-index="15"><draw:object xlink:href="./Object 10" xlink:type="simple" xlink:show="embed" xlink:actuate="onLoad"/><draw:image xlink:href="./ObjectReplacements/Object 10" xlink:type="simple" xlink:show="embed" xlink:actuate="onLoad"/></draw:frame></text:p>
      <text:p text:style-name="P19"><text:span text:style-name="T11">d) </text:span><draw:frame draw:style-name="fr2" draw:name="11" text:anchor-type="as-char" svg:width="2.141cm" svg:height="0.55cm" draw:z-index="16"><draw:object xlink:href="./Object 11" xlink:type="simple" xlink:show="embed" xlink:actuate="onLoad"/><draw:image xlink:href="./ObjectReplacements/Object 11" xlink:type="simple" xlink:show="embed" xlink:actuate="onLoad"/></draw:frame></text:p>
      <text:p text:style-name="P20"/>
      <text:list xml:id="list154040790686320" text:continue-numbering="true" text:style-name="WWNum9">
        <text:list-item>
          <text:p text:style-name="P29"><text:span text:style-name="T11">On considère l’équation différentielle (</text:span><text:span text:style-name="T10">E</text:span><text:span text:style-name="T11">) : </text:span><text:span text:style-name="T10">y’</text:span><text:span text:style-name="T11"> + 2</text:span><text:span text:style-name="T10">y </text:span><text:span text:style-name="T11">= 2e</text:span><text:span text:style-name="T16">-2x</text:span><text:span text:style-name="T11">, où </text:span><text:span text:style-name="T10">y </text:span><text:span text:style-name="T11">est une fonction de la variable réelle </text:span><text:span text:style-name="T10">x</text:span><text:span text:style-name="T11">, définie et dérivable sur lR, et </text:span><text:span text:style-name="T10">y’ </text:span><text:span text:style-name="T11">la fonction dérivée de </text:span><text:span text:style-name="T10">y</text:span><text:span text:style-name="T11">.</text:span></text:p>
        </text:list-item>
      </text:list>
      <text:p text:style-name="Standard"><text:span text:style-name="T11"><text:s text:c="11"/>Parmi ces propositions, la solution particulière </text:span><text:span text:style-name="T10">h(x)</text:span><text:span text:style-name="T11"> de l’équation différentielle (</text:span><text:span text:style-name="T10">E</text:span><text:span text:style-name="T11">) est :</text:span></text:p>
      <text:p text:style-name="P8"/>
      <text:list xml:id="list1762241603" text:style-name="WWNum11">
        <text:list-item>
          <text:p text:style-name="P30"><draw:frame draw:style-name="fr2" draw:name="12" text:anchor-type="as-char" svg:width="1.175cm" svg:height="0.55cm" draw:z-index="17"><draw:object xlink:href="./Object 12" xlink:type="simple" xlink:show="embed" xlink:actuate="onLoad"/><draw:image xlink:href="./ObjectReplacements/Object 12" xlink:type="simple" xlink:show="embed" xlink:actuate="onLoad"/></draw:frame></text:p>
        </text:list-item>
        <text:list-item>
          <text:p text:style-name="P30"><draw:frame draw:style-name="fr2" draw:name="13" text:anchor-type="as-char" svg:width="1.194cm" svg:height="0.891cm" draw:z-index="18"><draw:object xlink:href="./Object 13" xlink:type="simple" xlink:show="embed" xlink:actuate="onLoad"/><draw:image xlink:href="./ObjectReplacements/Object 13" xlink:type="simple" xlink:show="embed" xlink:actuate="onLoad"/></draw:frame></text:p>
        </text:list-item>
        <text:list-item>
          <text:p text:style-name="P30"><draw:frame draw:style-name="fr2" draw:name="14" text:anchor-type="as-char" svg:width="1.61cm" svg:height="0.891cm" draw:z-index="19"><draw:object xlink:href="./Object 14" xlink:type="simple" xlink:show="embed" xlink:actuate="onLoad"/><draw:image xlink:href="./ObjectReplacements/Object 14" xlink:type="simple" xlink:show="embed" xlink:actuate="onLoad"/></draw:frame></text:p>
        </text:list-item>
        <text:list-item>
          <text:p text:style-name="P30"><draw:frame draw:style-name="fr2" draw:name="15" text:anchor-type="as-char" svg:width="1.194cm" svg:height="0.55cm" draw:z-index="20"><draw:object xlink:href="./Object 15" xlink:type="simple" xlink:show="embed" xlink:actuate="onLoad"/><draw:image xlink:href="./ObjectReplacements/Object 15" xlink:type="simple" xlink:show="embed" xlink:actuate="onLoad"/></draw:frame></text:p>
        </text:list-item>
      </text:list>
      <text:p text:style-name="P9"/>
      <text:list xml:id="list154039984046399" text:continue-list="list154040790686320" text:style-name="WWNum9">
        <text:list-item>
          <text:p text:style-name="P29"><text:span text:style-name="T11">L’équation différentielle (</text:span><text:span text:style-name="T10">E</text:span><text:span text:style-name="T11">) : </text:span><draw:frame draw:style-name="fr2" draw:name="16" text:anchor-type="as-char" svg:width="2.124cm" svg:height="0.55cm" draw:z-index="21"><draw:object xlink:href="./Object 16" xlink:type="simple" xlink:show="embed" xlink:actuate="onLoad"/><draw:image xlink:href="./ObjectReplacements/Object 16" xlink:type="simple" xlink:show="embed" xlink:actuate="onLoad"/></draw:frame><text:span text:style-name="T11"><text:s/>admet pour solutions les fonctions </text:span><draw:frame draw:style-name="fr2" draw:name="17" text:anchor-type="as-char" svg:width="0.416cm" svg:height="0.55cm" draw:z-index="22"><draw:object xlink:href="./Object 17" xlink:type="simple" xlink:show="embed" xlink:actuate="onLoad"/><draw:image xlink:href="./ObjectReplacements/Object 17" xlink:type="simple" xlink:show="embed" xlink:actuate="onLoad"/></draw:frame><text:span text:style-name="T11">définies sur lR par :</text:span></text:p>
        </text:list-item>
      </text:list>
      <text:p text:style-name="P8"><text:s text:c="11"/></text:p>
      <text:list xml:id="list4084839673" text:style-name="WWNum12">
        <text:list-item>
          <text:p text:style-name="P35"><draw:frame draw:style-name="fr2" draw:name="18" text:anchor-type="as-char" svg:width="2.768cm" svg:height="0.55cm" draw:z-index="23"><draw:object xlink:href="./Object 18" xlink:type="simple" xlink:show="embed" xlink:actuate="onLoad"/><draw:image xlink:href="./ObjectReplacements/Object 18" xlink:type="simple" xlink:show="embed" xlink:actuate="onLoad"/></draw:frame><text:span text:style-name="T16"><text:s/></text:span><text:span text:style-name="T11">où C est une constante réelle</text:span></text:p>
        </text:list-item>
        <text:list-item>
          <text:p text:style-name="P35"><draw:frame draw:style-name="fr2" draw:name="19" text:anchor-type="as-char" svg:width="2.54cm" svg:height="0.55cm" draw:z-index="24"><draw:object xlink:href="./Object 19" xlink:type="simple" xlink:show="embed" xlink:actuate="onLoad"/><draw:image xlink:href="./ObjectReplacements/Object 19" xlink:type="simple" xlink:show="embed" xlink:actuate="onLoad"/></draw:frame><text:span text:style-name="T11"><text:s/>où C est une constante réelle</text:span></text:p>
        </text:list-item>
        <text:list-item>
          <text:p text:style-name="P31"><draw:frame draw:style-name="fr2" draw:name="20" text:anchor-type="as-char" svg:width="2.293cm" svg:height="0.644cm" draw:z-index="25"><draw:object xlink:href="./Object 20" xlink:type="simple" xlink:show="embed" xlink:actuate="onLoad"/><draw:image xlink:href="./ObjectReplacements/Object 20" xlink:type="simple" xlink:show="embed" xlink:actuate="onLoad"/></draw:frame><text:span text:style-name="T11"><text:s/>où C est une constante réelle</text:span></text:p>
        </text:list-item>
        <text:list-item>
          <text:p text:style-name="P31"><draw:frame draw:style-name="fr2" draw:name="21" text:anchor-type="as-char" svg:width="2.141cm" svg:height="0.644cm" draw:z-index="26"><draw:object xlink:href="./Object 21" xlink:type="simple" xlink:show="embed" xlink:actuate="onLoad"/><draw:image xlink:href="./ObjectReplacements/Object 21" xlink:type="simple" xlink:show="embed" xlink:actuate="onLoad"/></draw:frame><text:span text:style-name="T11"><text:s/>où C est une constante réelle</text:span></text:p>
        </text:list-item>
      </text:list>
      <text:p text:style-name="P9"/>
      <text:p text:style-name="P11"/>
      <text:list xml:id="list154040126141651" text:continue-list="list154039984046399" text:style-name="WWNum9">
        <text:list-item>
          <text:p text:style-name="P36"><text:span text:style-name="T11">Soit </text:span><draw:frame draw:style-name="fr2" draw:name="22" text:anchor-type="as-char" svg:width="0.36cm" svg:height="0.512cm" draw:z-index="27"><draw:object xlink:href="./Object 22" xlink:type="simple" xlink:show="embed" xlink:actuate="onLoad"/><draw:image xlink:href="./ObjectReplacements/Object 22" xlink:type="simple" xlink:show="embed" xlink:actuate="onLoad"/></draw:frame><text:span text:style-name="T11"><text:s/>la solution particulière d’une équation (E) dont la courbe représentative admet une tangente de coefficient directeur -1 au point d’abscisse 2 alors : </text:span></text:p>
        </text:list-item>
      </text:list>
      <text:list xml:id="list713726425" text:style-name="WWNum13">
        <text:list-item>
          <text:p text:style-name="P37"><draw:frame draw:style-name="fr2" draw:name="23" text:anchor-type="as-char" svg:width="2.18cm" svg:height="0.947cm" draw:z-index="28"><draw:object xlink:href="./Object 23" xlink:type="simple" xlink:show="embed" xlink:actuate="onLoad"/><draw:image xlink:href="./ObjectReplacements/Object 23" xlink:type="simple" xlink:show="embed" xlink:actuate="onLoad"/></draw:frame></text:p>
        </text:list-item>
        <text:list-item>
          <text:p text:style-name="P37"><draw:frame draw:style-name="fr2" draw:name="24" text:anchor-type="as-char" svg:width="2.141cm" svg:height="0.947cm" draw:z-index="29"><draw:object xlink:href="./Object 24" xlink:type="simple" xlink:show="embed" xlink:actuate="onLoad"/><draw:image xlink:href="./ObjectReplacements/Object 24" xlink:type="simple" xlink:show="embed" xlink:actuate="onLoad"/></draw:frame></text:p>
        </text:list-item>
        <text:list-item>
          <text:p text:style-name="P37"><draw:frame draw:style-name="fr2" draw:name="25" text:anchor-type="as-char" svg:width="2.141cm" svg:height="0.947cm" draw:z-index="30"><draw:object xlink:href="./Object 25" xlink:type="simple" xlink:show="embed" xlink:actuate="onLoad"/><draw:image xlink:href="./ObjectReplacements/Object 25" xlink:type="simple" xlink:show="embed" xlink:actuate="onLoad"/></draw:frame></text:p>
        </text:list-item>
        <text:list-item>
          <text:p text:style-name="P37"><draw:frame draw:style-name="fr2" draw:name="26" text:anchor-type="as-char" svg:width="1.914cm" svg:height="0.947cm" draw:z-index="31"><draw:object xlink:href="./Object 26" xlink:type="simple" xlink:show="embed" xlink:actuate="onLoad"/><draw:image xlink:href="./ObjectReplacements/Object 26" xlink:type="simple" xlink:show="embed" xlink:actuate="onLoad"/></draw:frame></text:p>
        </text:list-item>
      </text:list>
      <text:p text:style-name="P18"/>
      <text:list xml:id="list154040206184306" text:continue-list="list154040126141651" text:style-name="WWNum9">
        <text:list-item>
          <text:p text:style-name="P36"><text:span text:style-name="T11">Les solutions de l’équation différentielle : </text:span><draw:frame draw:style-name="fr2" draw:name="27" text:anchor-type="as-char" svg:width="2.768cm" svg:height="0.55cm" draw:z-index="32"><draw:object xlink:href="./Object 27" xlink:type="simple" xlink:show="embed" xlink:actuate="onLoad"/><draw:image xlink:href="./ObjectReplacements/Object 27" xlink:type="simple" xlink:show="embed" xlink:actuate="onLoad"/></draw:frame><text:span text:style-name="T11">sont les fonctions </text:span><draw:frame draw:style-name="fr2" draw:name="28" text:anchor-type="as-char" svg:width="0.416cm" svg:height="0.55cm" draw:z-index="33"><draw:object xlink:href="./Object 28" xlink:type="simple" xlink:show="embed" xlink:actuate="onLoad"/><draw:image xlink:href="./ObjectReplacements/Object 28" xlink:type="simple" xlink:show="embed" xlink:actuate="onLoad"/></draw:frame><text:span text:style-name="T11">définies sur lR par :</text:span></text:p>
        </text:list-item>
      </text:list>
      <text:list xml:id="list3409993729" text:style-name="WWNum14">
        <text:list-item>
          <text:p text:style-name="P38"><draw:frame draw:style-name="fr2" draw:name="29" text:anchor-type="as-char" svg:width="2.824cm" svg:height="0.644cm" draw:z-index="34"><draw:object xlink:href="./Object 29" xlink:type="simple" xlink:show="embed" xlink:actuate="onLoad"/><draw:image xlink:href="./ObjectReplacements/Object 29" xlink:type="simple" xlink:show="embed" xlink:actuate="onLoad"/></draw:frame><text:span text:style-name="T11"><text:s/>où C est une constante réelle</text:span></text:p>
        </text:list-item>
        <text:list-item>
          <text:p text:style-name="P38"><draw:frame draw:style-name="fr2" draw:name="30" text:anchor-type="as-char" svg:width="2.9cm" svg:height="1.081cm" draw:z-index="35"><draw:object xlink:href="./Object 30" xlink:type="simple" xlink:show="embed" xlink:actuate="onLoad"/><draw:image xlink:href="./ObjectReplacements/Object 30" xlink:type="simple" xlink:show="embed" xlink:actuate="onLoad"/></draw:frame><text:span text:style-name="T11"><text:s/>où C est une constante réelle</text:span></text:p>
        </text:list-item>
        <text:list-item>
          <text:p text:style-name="P38"><draw:frame draw:style-name="fr2" draw:name="31" text:anchor-type="as-char" svg:width="3.052cm" svg:height="0.644cm" draw:z-index="36"><draw:object xlink:href="./Object 31" xlink:type="simple" xlink:show="embed" xlink:actuate="onLoad"/><draw:image xlink:href="./ObjectReplacements/Object 31" xlink:type="simple" xlink:show="embed" xlink:actuate="onLoad"/></draw:frame><text:span text:style-name="T11"><text:s/>où C est une constante réelle</text:span></text:p>
        </text:list-item>
        <text:list-item>
          <text:p text:style-name="P38"><draw:frame draw:style-name="fr2" draw:name="32" text:anchor-type="as-char" svg:width="2.9cm" svg:height="1.081cm" draw:z-index="37"><draw:object xlink:href="./Object 32" xlink:type="simple" xlink:show="embed" xlink:actuate="onLoad"/><draw:image xlink:href="./ObjectReplacements/Object 32" xlink:type="simple" xlink:show="embed" xlink:actuate="onLoad"/></draw:frame><text:span text:style-name="T11"><text:s/>où C est une constante réelle</text:span></text:p>
        </text:list-item>
      </text:list>
      <text:p text:style-name="P1"><text:soft-page-break/><text:span text:style-name="T13">EXERCICE 3 :</text:span><text:span text:style-name="T11"> <text:s/></text:span><text:span text:style-name="T9">9</text:span><text:span text:style-name="T7"> points</text:span></text:p>
      <text:p text:style-name="P9"/>
      <text:p text:style-name="P8">Une entreprise est approvisionnée en « palets » pour la fabrication de lentilles.<text:bookmark text:name="_GoBack"/></text:p>
      <text:p text:style-name="P12"/>
      <text:p text:style-name="P12">Partie A</text:p>
      <text:p text:style-name="P8"/>
      <text:p text:style-name="P8">Dans un lot de ce type de palets, 98 % des palets sont conformes pour le rayon de courbure. On prélève au hasard 50 palets de ce lot pour vérification du rayon de courbure. Le lot est suffisamment important pour que l’on puisse assimiler ce prélèvement à un tirage avec remise de 50 palets.</text:p>
      <text:p text:style-name="P8"/>
      <text:p text:style-name="P8">On considère la variable aléatoire X qui, à tout prélèvement de 50 palets associe le nombre de palets non conformes pour le rayon de courbure.</text:p>
      <text:p text:style-name="P13">Les résultats seront arrondis au centième dans cette partie.</text:p>
      <text:p text:style-name="P8"/>
      <text:list xml:id="list3214617432" text:style-name="WWNum1">
        <text:list-item>
          <text:list>
            <text:list-item>
              <text:p text:style-name="P24">Quelle est la loi suivie par X ? En donner les paramètres.</text:p>
            </text:list-item>
            <text:list-item>
              <text:p text:style-name="P24">Calculer E (X). En donner une interprétation.</text:p>
            </text:list-item>
            <text:list-item>
              <text:p text:style-name="P24">Calculer la probabilité que, dans un tel prélèvement, un palet et un seul ne soit pas conforme pour le rayon de courbure.</text:p>
            </text:list-item>
            <text:list-item>
              <text:p text:style-name="P24">Calculer la probabilité que, dans un tel prélèvement, au plus un palet ne soit pas conforme.</text:p>
            </text:list-item>
            <text:list-item>
              <text:p text:style-name="P24">Calculer la probabilité que, dans un tel prélèvement, il y ait entre 2 et 10 palets non-conformes.</text:p>
            </text:list-item>
          </text:list>
        </text:list-item>
      </text:list>
      <text:p text:style-name="P12"/>
      <text:p text:style-name="P12">Partie B</text:p>
      <text:p text:style-name="P8"/>
      <text:p text:style-name="P13">Dans cette partie on donnera les valeurs exactes des probabilités.</text:p>
      <text:p text:style-name="P8"/>
      <text:p text:style-name="P8">A l’issue de la fabrication, les lentilles peuvent présenter deux types de défauts :</text:p>
      <text:p text:style-name="P8">- une puissance défectueuse</text:p>
      <text:p text:style-name="P8">- une épaisseur défectueuse.</text:p>
      <text:p text:style-name="P8">On prélève une lentille au hasard dans la production d’une journée.</text:p>
      <text:p text:style-name="P8">On note A l’évènement : « la lentille présente une puissance défectueuse »</text:p>
      <text:p text:style-name="P8">On note B l’évènement : « la lentille présente une épaisseur défectueuse »</text:p>
      <text:p text:style-name="P8">On admet que les probabilités des évènements A et B sont P (A) = 0.02 et P (B) = 0.05 et on suppose que ces deux évènements sont indépendants.</text:p>
      <text:p text:style-name="P8"/>
      <text:list xml:id="list2347411464" text:style-name="WWNum2">
        <text:list-item>
          <text:p text:style-name="P25">Calculer la probabilité de l’évènement E : « la lentille prélevée présente les deux défauts »</text:p>
        </text:list-item>
      </text:list>
      <text:p text:style-name="P8"/>
      <text:list xml:id="list154041830163044" text:continue-numbering="true" text:style-name="WWNum2">
        <text:list-item>
          <text:p text:style-name="P25"><text:s/>Calculer la probabilité de l’évènement F : « la lentille prélevée présente au moins l’un des deux défauts »</text:p>
        </text:list-item>
      </text:list>
      <text:p text:style-name="P8"/>
      <text:list xml:id="list154041302988684" text:continue-numbering="true" text:style-name="WWNum2">
        <text:list-item>
          <text:p text:style-name="P25">Calculer la probabilité de l’évènement G : « la lentille prélevée ne présente aucun défaut »</text:p>
        </text:list-item>
      </text:list>
      <text:p text:style-name="P21"/>
      <text:list xml:id="list154041439227189" text:continue-numbering="true" text:style-name="WWNum2">
        <text:list-item>
          <text:p text:style-name="P25">Calculer la probabilité de l’évènement H : « la lentille prélevée présente un seul des deux défaut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mic Sans MS1" svg:font-family="'Comic Sans MS'"/>
    <style:font-face style:name="Courier New" svg:font-family="'Courier New'"/>
    <style:font-face style:name="Lohit Devanagari1" svg:font-family="'Lohit Devanagari'"/>
    <style:font-face style:name="Calibri" svg:font-family="Calibri" style:font-family-generic="roman" style:font-pitch="variable"/>
    <style:font-face style:name="Comic Sans MS" svg:font-family="'Comic Sans M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En-tête_20_Car" style:display-name="En-têt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Pied_20_de_20_page_20_Car" style:display-name="Pied de pag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size="10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fo:font-weight="normal" style:font-size-asian="11pt" style:font-weight-asian="normal" style:font-size-complex="11pt"/>
    </style:style>
    <style:style style:name="ListLabel_20_6" style:display-name="ListLabel 6" style:family="text">
      <style:text-properties fo:font-size="10pt" fo:font-style="normal" style:font-style-asian="normal"/>
    </style:style>
    <style:style style:name="ListLabel_20_7" style:display-name="ListLabel 7" style:family="text">
      <style:text-properties fo:font-size="10pt" fo:font-style="normal" style:font-style-asian="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mic Sans M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text:start-value="2">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 style:num-suffix=")" style:num-format="a" style:num-letter-sync="true">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7" style:num-suffix=")" style:num-format="a" style:num-letter-sync="true">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6.828cm" style:type="right"/>
        </style:tab-stops>
      </style:paragraph-properties>
    </style:style>
    <style:style style:name="MP2" style:family="paragraph">
      <loext:graphic-properties draw:fill="solid" draw:fill-color="#c0c0c0" draw:opacity="50%"/>
      <style:text-properties style:font-name="Comic Sans MS" fo:font-size="1pt"/>
    </style:style>
    <style:style style:name="MT1" style:family="text">
      <style:text-properties style:font-name="Comic Sans MS" fo:font-size="1pt"/>
    </style:style>
    <style:style style:name="MT2" style:family="text">
      <style:text-properties style:font-name="Comic Sans MS" fo:font-weight="bold" style:font-weight-asian="bold"/>
    </style:style>
    <style:style style:name="MT3" style:family="text">
      <style:text-properties style:font-name="Comic Sans MS" fo:font-weight="bold" officeooo:rsid="00235f70" style:font-weight-asian="bold"/>
    </style:style>
    <style:style style:name="MT4" style:family="text">
      <style:text-properties fo:font-weight="bold" style:font-weight-asian="bold"/>
    </style:style>
    <style:style style:name="MT5" style:family="text">
      <style:text-properties style:font-name="Comic Sans MS" fo:font-weight="bold" officeooo:rsid="001fdbc5" style:font-weight-asian="bold"/>
    </style:style>
    <style:style style:name="M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solid" draw:fill-color="#c0c0c0" draw:opacity="50%" draw:textarea-vertical-align="top" draw:auto-grow-height="false" draw:auto-grow-width="false" fo:min-height="3.575cm" fo:min-width="19.976cm" fo:margin-left="0.318cm" fo:margin-right="0.318cm" fo:margin-top="0cm" fo:margin-bottom="0cm"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21.001cm" fo:page-height="29.7cm" style:num-format="1" style:print-orientation="portrait" fo:margin-top="1.501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draw:frame draw:style-name="Mfr1" draw:name="Image 1" text:anchor-type="as-char" svg:width="2.196cm" svg:height="2.196cm" draw:z-index="38"><draw:image xlink:href="Pictures/1000000000000263000002643F19DF8290CC4E41.jpg" xlink:type="simple" xlink:show="embed" xlink:actuate="onLoad" loext:mime-type="image/jpeg"/><svg:desc>ECUSSON LOGO</svg:desc></draw:frame><draw:custom-shape text:anchor-type="char" draw:z-index="2" draw:name="PowerPlusWaterMarkObject29176198" draw:style-name="Mgr1" draw:text-style-name="MP2" svg:width="19.975cm" svg:height="3.574cm" draw:transform="skewX (1.04317148859409E-016) rotate (0.785398163397448) translate (0.174625cm 17.4898888888889cm)"><text:p><text:span text:style-name="MT1">ISO Marseill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ab/><text:span text:style-name="MT2">Classe : T</text:span><text:span text:style-name="MT3">S</text:span><text:span text:style-name="MT2"> 2</text:span></text:p>
        <text:p text:style-name="MP1"><text:span text:style-name="MT4"><text:tab/></text:span><text:span text:style-name="MT2">Date : </text:span><text:span text:style-name="MT5">Décembre 2019</text:span></text:p>
      </style:header>
    </style:master-page>
    <style:master-page style:name="First_20_Page" style:display-name="First Page" style:page-layout-name="Mpm2" style:next-style-name="Standard">
      <style:header>
        <text:p text:style-name="Header"><draw:custom-shape text:anchor-type="char" draw:z-index="3" draw:name="PowerPlusWaterMarkObject29176196" draw:style-name="Mgr1" draw:text-style-name="MP2" svg:width="19.975cm" svg:height="3.574cm" draw:transform="skewX (1.04317148859409E-016) rotate (0.785398163397448) translate (0.00176388888888889cm 14.1234583333333cm)"><text:p><text:span text:style-name="MT1">ISO Marseill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s lai vinet</meta:initial-creator>
    <meta:editing-cycles>7</meta:editing-cycles>
    <meta:creation-date>2018-11-07T14:50:00</meta:creation-date>
    <dc:date>2019-11-24T15:38:41.061348777</dc:date>
    <meta:editing-duration>PT42M27S</meta:editing-duration>
    <meta:generator>LibreOffice/6.0.7.3$Linux_X86_64 LibreOffice_project/00m0$Build-3</meta:generator>
    <meta:document-statistic meta:table-count="0" meta:image-count="1" meta:object-count="32" meta:page-count="3" meta:paragraph-count="82" meta:word-count="907" meta:character-count="4872" meta:non-whitespace-character-count="40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style mathsize="12pt">
        <mrow>
          <mo stretchy="false">(</mo>
          <mi>E</mi>
          <mo stretchy="false">)</mo>
          <mi mathvariant="normal">:</mi>
          <mi>y</mi>
          <mrow>
            <mi>'</mi>
            <mo stretchy="false">=</mo>
            <mn>3</mn>
          </mrow>
          <mi>y</mi>
        </mrow>
      </mstyle>
      <mrow/>
    </mrow>
    <annotation encoding="StarMath 5.0"> size 12{ \( E \) :y'=3y} {}</annotation>
  </semantics>
</math>
</file>

<file path=Object 10/content.xml><?xml version="1.0" encoding="utf-8"?>
<math xmlns="http://www.w3.org/1998/Math/MathML" display="block">
  <semantics>
    <mrow>
      <mstyle mathsize="12pt">
        <mrow>
          <mi>f</mi>
          <mo stretchy="false">(</mo>
          <mi>x</mi>
          <mrow>
            <mo stretchy="false">)</mo>
            <mo stretchy="false">=</mo>
            <mrow>
              <msup>
                <mi>e</mi>
                <mstyle mathsize="8pt">
                  <mrow>
                    <mo stretchy="false">−</mo>
                    <mi>x</mi>
                  </mrow>
                </mstyle>
              </msup>
              <mo stretchy="false">+</mo>
              <mi>x</mi>
              <mo stretchy="false">+</mo>
              <mn>1</mn>
            </mrow>
          </mrow>
        </mrow>
      </mstyle>
      <mrow/>
    </mrow>
    <annotation encoding="StarMath 5.0"> size 12{f \( x \) =e rSup { size 8{ - x} } +x+1} {}</annotation>
  </semantics>
</math>
</file>

<file path=Object 11/content.xml><?xml version="1.0" encoding="utf-8"?>
<math xmlns="http://www.w3.org/1998/Math/MathML" display="block">
  <semantics>
    <mrow>
      <mstyle mathsize="12pt">
        <mrow>
          <mi>f</mi>
          <mo stretchy="false">(</mo>
          <mi>x</mi>
          <mrow>
            <mo stretchy="false">)</mo>
            <mo stretchy="false">=</mo>
            <mrow>
              <mi>x</mi>
              <mo stretchy="false">+</mo>
              <mn>1</mn>
            </mrow>
          </mrow>
        </mrow>
      </mstyle>
      <mrow/>
    </mrow>
    <annotation encoding="StarMath 5.0"> size 12{f \( x \) =x+1} {}</annotation>
  </semantics>
</math>
</file>

<file path=Object 12/content.xml><?xml version="1.0" encoding="utf-8"?>
<math xmlns="http://www.w3.org/1998/Math/MathML" display="block">
  <semantics>
    <mrow>
      <mstyle mathsize="12pt">
        <mrow>
          <mrow>
            <mo stretchy="false">−</mo>
            <mn>2</mn>
          </mrow>
          <msup>
            <mi>e</mi>
            <mstyle mathsize="8pt">
              <mrow>
                <mn>2</mn>
                <mi>x</mi>
              </mrow>
            </mstyle>
          </msup>
        </mrow>
      </mstyle>
      <mrow/>
    </mrow>
    <annotation encoding="StarMath 5.0"> size 12{ - 2e rSup { size 8{2x} } } {}</annotation>
  </semantics>
</math>
</file>

<file path=Object 13/content.xml><?xml version="1.0" encoding="utf-8"?>
<math xmlns="http://www.w3.org/1998/Math/MathML" display="block">
  <semantics>
    <mrow>
      <mstyle mathsize="12pt">
        <mrow>
          <msup>
            <mi>x</mi>
            <mstyle mathsize="8pt">
              <mn>2</mn>
            </mstyle>
          </msup>
          <msup>
            <mi>e</mi>
            <mstyle mathsize="8pt">
              <mrow>
                <mrow>
                  <mo stretchy="false">−</mo>
                  <mfrac>
                    <mn>1</mn>
                    <mn>2</mn>
                  </mfrac>
                </mrow>
                <mi>x</mi>
              </mrow>
            </mstyle>
          </msup>
        </mrow>
      </mstyle>
      <mrow/>
    </mrow>
    <annotation encoding="StarMath 5.0"> size 12{x rSup { size 8{2} } e rSup { size 8{ -  {  {1}  over  {2} } x} } } {}</annotation>
  </semantics>
</math>
</file>

<file path=Object 14/content.xml><?xml version="1.0" encoding="utf-8"?>
<math xmlns="http://www.w3.org/1998/Math/MathML" display="block">
  <semantics>
    <mrow>
      <mstyle mathsize="12pt">
        <mrow>
          <mrow>
            <mi>x</mi>
            <mo stretchy="false">−</mo>
            <mn>2</mn>
          </mrow>
          <msup>
            <mi>e</mi>
            <mstyle mathsize="8pt">
              <mrow>
                <mrow>
                  <mo stretchy="false">−</mo>
                  <mfrac>
                    <mn>1</mn>
                    <mn>2</mn>
                  </mfrac>
                </mrow>
                <mi>x</mi>
              </mrow>
            </mstyle>
          </msup>
        </mrow>
      </mstyle>
      <mrow/>
    </mrow>
    <annotation encoding="StarMath 5.0"> size 12{x - 2e rSup { size 8{ -  {  {1}  over  {2} } x} } } {}</annotation>
  </semantics>
</math>
</file>

<file path=Object 15/content.xml><?xml version="1.0" encoding="utf-8"?>
<math xmlns="http://www.w3.org/1998/Math/MathML" display="block">
  <semantics>
    <mrow>
      <mstyle mathsize="12pt">
        <mrow>
          <mn>2</mn>
          <mstyle mathvariant="italic">
            <msup>
              <mtext>xe</mtext>
              <mstyle mathsize="8pt">
                <mrow>
                  <mrow>
                    <mo stretchy="false">−</mo>
                    <mn>2</mn>
                  </mrow>
                  <mi>x</mi>
                </mrow>
              </mstyle>
            </msup>
          </mstyle>
        </mrow>
      </mstyle>
      <mrow/>
    </mrow>
    <annotation encoding="StarMath 5.0"> size 12{2 ital "xe" rSup { size 8{ - 2x} } } {}</annotation>
  </semantics>
</math>
</file>

<file path=Object 16/content.xml><?xml version="1.0" encoding="utf-8"?>
<math xmlns="http://www.w3.org/1998/Math/MathML" display="block">
  <semantics>
    <mrow>
      <mstyle mathsize="12pt">
        <mrow>
          <mo stretchy="false">(</mo>
          <mi>E</mi>
          <mo stretchy="false">)</mo>
          <mi mathvariant="normal">:</mi>
          <mi>y</mi>
          <mrow>
            <mi>'</mi>
            <mo stretchy="false">=</mo>
            <mn>2</mn>
          </mrow>
          <mi>y</mi>
        </mrow>
      </mstyle>
      <mrow/>
    </mrow>
    <annotation encoding="StarMath 5.0"> size 12{ \( E \) :y'=2y} {}</annotation>
  </semantics>
</math>
</file>

<file path=Object 17/content.xml><?xml version="1.0" encoding="utf-8"?>
<math xmlns="http://www.w3.org/1998/Math/MathML" display="block">
  <semantics>
    <mrow>
      <mstyle mathsize="12pt">
        <mi>f</mi>
      </mstyle>
      <mrow/>
    </mrow>
    <annotation encoding="StarMath 5.0"> size 12{f} {}</annotation>
  </semantics>
</math>
</file>

<file path=Object 18/content.xml><?xml version="1.0" encoding="utf-8"?>
<math xmlns="http://www.w3.org/1998/Math/MathML" display="block">
  <semantics>
    <mrow>
      <mstyle mathsize="12pt">
        <mrow>
          <mi>f</mi>
          <mo stretchy="false">(</mo>
          <mi>x</mi>
          <mrow>
            <mo stretchy="false">)</mo>
            <mo stretchy="false">=</mo>
            <mrow>
              <mo stretchy="false">−</mo>
              <mn>2</mn>
            </mrow>
          </mrow>
          <mrow>
            <mi>x</mi>
            <mo stretchy="false">+</mo>
            <mi>C</mi>
          </mrow>
        </mrow>
      </mstyle>
      <mrow/>
    </mrow>
    <annotation encoding="StarMath 5.0"> size 12{f \( x \) = - 2x+C} {}</annotation>
  </semantics>
</math>
</file>

<file path=Object 19/content.xml><?xml version="1.0" encoding="utf-8"?>
<math xmlns="http://www.w3.org/1998/Math/MathML" display="block">
  <semantics>
    <mrow>
      <mstyle mathsize="12pt">
        <mrow>
          <mi>f</mi>
          <mo stretchy="false">(</mo>
          <mi>x</mi>
          <mrow>
            <mo stretchy="false">)</mo>
            <mo stretchy="false">=</mo>
            <mn>2</mn>
          </mrow>
          <mrow>
            <mi>x</mi>
            <mo stretchy="false">+</mo>
            <mi>C</mi>
          </mrow>
        </mrow>
      </mstyle>
      <mrow/>
    </mrow>
    <annotation encoding="StarMath 5.0"> size 12{f \( x \) =2x+C} {}</annotation>
  </semantics>
</math>
</file>

<file path=Object 2/content.xml><?xml version="1.0" encoding="utf-8"?>
<math xmlns="http://www.w3.org/1998/Math/MathML" display="block">
  <semantics>
    <mrow>
      <mstyle mathsize="12pt">
        <mi>f</mi>
      </mstyle>
      <mrow/>
    </mrow>
    <annotation encoding="StarMath 5.0"> size 12{f} {}</annotation>
  </semantics>
</math>
</file>

<file path=Object 20/content.xml><?xml version="1.0" encoding="utf-8"?>
<math xmlns="http://www.w3.org/1998/Math/MathML" display="block">
  <semantics>
    <mrow>
      <mstyle mathsize="12pt">
        <mrow>
          <mi>f</mi>
          <mo stretchy="false">(</mo>
          <mi>x</mi>
          <mrow>
            <mo stretchy="false">)</mo>
            <mo stretchy="false">=</mo>
            <mstyle mathvariant="italic">
              <msup>
                <mtext>Ce</mtext>
                <mstyle mathsize="8pt">
                  <mrow>
                    <mrow>
                      <mo stretchy="false">−</mo>
                      <mn>2</mn>
                    </mrow>
                    <mi>x</mi>
                  </mrow>
                </mstyle>
              </msup>
            </mstyle>
          </mrow>
        </mrow>
      </mstyle>
      <mrow/>
    </mrow>
    <annotation encoding="StarMath 5.0"> size 12{f \( x \) = ital "Ce" rSup { size 8{ - 2x} } } {}</annotation>
  </semantics>
</math>
</file>

<file path=Object 21/content.xml><?xml version="1.0" encoding="utf-8"?>
<math xmlns="http://www.w3.org/1998/Math/MathML" display="block">
  <semantics>
    <mrow>
      <mstyle mathsize="12pt">
        <mrow>
          <mi>f</mi>
          <mo stretchy="false">(</mo>
          <mi>x</mi>
          <mrow>
            <mo stretchy="false">)</mo>
            <mo stretchy="false">=</mo>
            <mstyle mathvariant="italic">
              <msup>
                <mtext>Ce</mtext>
                <mstyle mathsize="8pt">
                  <mrow>
                    <mn>2</mn>
                    <mi>x</mi>
                  </mrow>
                </mstyle>
              </msup>
            </mstyle>
          </mrow>
        </mrow>
      </mstyle>
      <mrow/>
    </mrow>
    <annotation encoding="StarMath 5.0"> size 12{f \( x \) = ital "Ce" rSup { size 8{2x} } } {}</annotation>
  </semantics>
</math>
</file>

<file path=Object 22/content.xml><?xml version="1.0" encoding="utf-8"?>
<math xmlns="http://www.w3.org/1998/Math/MathML" display="block">
  <semantics>
    <mrow>
      <mstyle mathsize="12pt">
        <mi>h</mi>
      </mstyle>
      <mrow/>
    </mrow>
    <annotation encoding="StarMath 5.0"> size 12{h} {}</annotation>
  </semantics>
</math>
</file>

<file path=Object 23/content.xml><?xml version="1.0" encoding="utf-8"?>
<math xmlns="http://www.w3.org/1998/Math/MathML" display="block">
  <semantics>
    <mrow>
      <mstyle mathsize="12pt">
        <mrow>
          <mi>h</mi>
          <mo stretchy="false">(</mo>
          <mi>x</mi>
          <mrow>
            <mo stretchy="false">)</mo>
            <mo stretchy="false">=</mo>
            <mrow>
              <mo stretchy="false">−</mo>
              <msup>
                <mi>e</mi>
                <mstyle mathsize="8pt">
                  <mrow>
                    <mn>1</mn>
                    <mo stretchy="false">+</mo>
                    <mfrac>
                      <mi>x</mi>
                      <mn>2</mn>
                    </mfrac>
                  </mrow>
                </mstyle>
              </msup>
            </mrow>
          </mrow>
        </mrow>
      </mstyle>
      <mrow/>
    </mrow>
    <annotation encoding="StarMath 5.0"> size 12{h \( x \) = - e rSup { size 8{1+ {  {x}  over  {2} } } } } {}</annotation>
  </semantics>
</math>
</file>

<file path=Object 24/content.xml><?xml version="1.0" encoding="utf-8"?>
<math xmlns="http://www.w3.org/1998/Math/MathML" display="block">
  <semantics>
    <mrow>
      <mstyle mathsize="12pt">
        <mrow>
          <mi>h</mi>
          <mo stretchy="false">(</mo>
          <mi>x</mi>
          <mrow>
            <mo stretchy="false">)</mo>
            <mo stretchy="false">=</mo>
            <mn>2</mn>
          </mrow>
          <msup>
            <mi>e</mi>
            <mstyle mathsize="8pt">
              <mrow>
                <mn>1</mn>
                <mo stretchy="false">−</mo>
                <mfrac>
                  <mi>x</mi>
                  <mn>2</mn>
                </mfrac>
              </mrow>
            </mstyle>
          </msup>
        </mrow>
      </mstyle>
      <mrow/>
    </mrow>
    <annotation encoding="StarMath 5.0"> size 12{h \( x \) =2e rSup { size 8{1 -  {  {x}  over  {2} } } } } {}</annotation>
  </semantics>
</math>
</file>

<file path=Object 25/content.xml><?xml version="1.0" encoding="utf-8"?>
<math xmlns="http://www.w3.org/1998/Math/MathML" display="block">
  <semantics>
    <mrow>
      <mstyle mathsize="12pt">
        <mrow>
          <mi>h</mi>
          <mo stretchy="false">(</mo>
          <mi>x</mi>
          <mrow>
            <mo stretchy="false">)</mo>
            <mo stretchy="false">=</mo>
            <mn>2</mn>
          </mrow>
          <msup>
            <mi>e</mi>
            <mstyle mathsize="8pt">
              <mrow>
                <mn>1</mn>
                <mo stretchy="false">+</mo>
                <mfrac>
                  <mi>x</mi>
                  <mn>2</mn>
                </mfrac>
              </mrow>
            </mstyle>
          </msup>
        </mrow>
      </mstyle>
      <mrow/>
    </mrow>
    <annotation encoding="StarMath 5.0"> size 12{h \( x \) =2e rSup { size 8{1+ {  {x}  over  {2} } } } } {}</annotation>
  </semantics>
</math>
</file>

<file path=Object 26/content.xml><?xml version="1.0" encoding="utf-8"?>
<math xmlns="http://www.w3.org/1998/Math/MathML" display="block">
  <semantics>
    <mrow>
      <mstyle mathsize="12pt">
        <mrow>
          <mi>h</mi>
          <mo stretchy="false">(</mo>
          <mi>x</mi>
          <mrow>
            <mo stretchy="false">)</mo>
            <mo stretchy="false">=</mo>
            <msup>
              <mi>e</mi>
              <mstyle mathsize="8pt">
                <mrow>
                  <mn>1</mn>
                  <mo stretchy="false">+</mo>
                  <mfrac>
                    <mi>x</mi>
                    <mn>2</mn>
                  </mfrac>
                </mrow>
              </mstyle>
            </msup>
          </mrow>
        </mrow>
      </mstyle>
      <mrow/>
    </mrow>
    <annotation encoding="StarMath 5.0"> size 12{h \( x \) =e rSup { size 8{1+ {  {x}  over  {2} } } } } {}</annotation>
  </semantics>
</math>
</file>

<file path=Object 27/content.xml><?xml version="1.0" encoding="utf-8"?>
<math xmlns="http://www.w3.org/1998/Math/MathML" display="block">
  <semantics>
    <mrow>
      <mstyle mathsize="12pt">
        <mrow>
          <mo stretchy="false">(</mo>
          <mi>E</mi>
          <mo stretchy="false">)</mo>
          <mi mathvariant="normal">:</mi>
          <mi>y</mi>
          <mrow>
            <mi>'</mi>
            <mo stretchy="false">=</mo>
            <mn>3</mn>
          </mrow>
          <mrow>
            <mi>y</mi>
            <mo stretchy="false">+</mo>
            <mn>2</mn>
          </mrow>
        </mrow>
      </mstyle>
      <mrow/>
    </mrow>
    <annotation encoding="StarMath 5.0"> size 12{ \( E \) :y'=3y+2} {}</annotation>
  </semantics>
</math>
</file>

<file path=Object 28/content.xml><?xml version="1.0" encoding="utf-8"?>
<math xmlns="http://www.w3.org/1998/Math/MathML" display="block">
  <semantics>
    <mrow>
      <mstyle mathsize="12pt">
        <mi>f</mi>
      </mstyle>
      <mrow/>
    </mrow>
    <annotation encoding="StarMath 5.0"> size 12{f} {}</annotation>
  </semantics>
</math>
</file>

<file path=Object 29/content.xml><?xml version="1.0" encoding="utf-8"?>
<math xmlns="http://www.w3.org/1998/Math/MathML" display="block">
  <semantics>
    <mrow>
      <mstyle mathsize="12pt">
        <mrow>
          <mi>f</mi>
          <mo stretchy="false">(</mo>
          <mi>x</mi>
          <mrow>
            <mo stretchy="false">)</mo>
            <mo stretchy="false">=</mo>
            <mrow>
              <mstyle mathvariant="italic">
                <msup>
                  <mtext>Ce</mtext>
                  <mstyle mathsize="8pt">
                    <mrow>
                      <mn>3</mn>
                      <mi>x</mi>
                    </mrow>
                  </mstyle>
                </msup>
              </mstyle>
              <mo stretchy="false">+</mo>
              <mn>2</mn>
            </mrow>
          </mrow>
        </mrow>
      </mstyle>
      <mrow/>
    </mrow>
    <annotation encoding="StarMath 5.0"> size 12{f \( x \) = ital "Ce" rSup { size 8{3x} } +2} {}</annotation>
  </semantics>
</math>
</file>

<file path=Object 3/content.xml><?xml version="1.0" encoding="utf-8"?>
<math xmlns="http://www.w3.org/1998/Math/MathML" display="block">
  <semantics>
    <mrow>
      <mstyle mathsize="12pt">
        <mrow>
          <mi>f</mi>
          <mo stretchy="false">(</mo>
          <mi>x</mi>
          <mrow>
            <mo stretchy="false">)</mo>
            <mo stretchy="false">=</mo>
            <mstyle mathvariant="italic">
              <msup>
                <mtext>ke</mtext>
                <mstyle mathsize="8pt">
                  <mrow>
                    <mrow>
                      <mo stretchy="false">−</mo>
                      <mn>3</mn>
                    </mrow>
                    <mi>x</mi>
                  </mrow>
                </mstyle>
              </msup>
            </mstyle>
          </mrow>
        </mrow>
      </mstyle>
      <mrow/>
    </mrow>
    <annotation encoding="StarMath 5.0"> size 12{f \( x \) = ital "ke" rSup { size 8{ - 3x} } } {}</annotation>
  </semantics>
</math>
</file>

<file path=Object 30/content.xml><?xml version="1.0" encoding="utf-8"?>
<math xmlns="http://www.w3.org/1998/Math/MathML" display="block">
  <semantics>
    <mrow>
      <mstyle mathsize="12pt">
        <mrow>
          <mi>f</mi>
          <mo stretchy="false">(</mo>
          <mi>x</mi>
          <mrow>
            <mo stretchy="false">)</mo>
            <mo stretchy="false">=</mo>
            <mrow>
              <mstyle mathvariant="italic">
                <msup>
                  <mtext>Ce</mtext>
                  <mstyle mathsize="8pt">
                    <mrow>
                      <mn>3</mn>
                      <mi>x</mi>
                    </mrow>
                  </mstyle>
                </msup>
              </mstyle>
              <mo stretchy="false">+</mo>
              <mfrac>
                <mn>2</mn>
                <mn>3</mn>
              </mfrac>
            </mrow>
          </mrow>
        </mrow>
      </mstyle>
      <mrow/>
    </mrow>
    <annotation encoding="StarMath 5.0"> size 12{f \( x \) = ital "Ce" rSup { size 8{3x} } + {  {2}  over  {3} } } {}</annotation>
  </semantics>
</math>
</file>

<file path=Object 31/content.xml><?xml version="1.0" encoding="utf-8"?>
<math xmlns="http://www.w3.org/1998/Math/MathML" display="block">
  <semantics>
    <mrow>
      <mstyle mathsize="12pt">
        <mrow>
          <mi>f</mi>
          <mo stretchy="false">(</mo>
          <mi>x</mi>
          <mrow>
            <mo stretchy="false">)</mo>
            <mo stretchy="false">=</mo>
            <mrow>
              <mstyle mathvariant="italic">
                <msup>
                  <mtext>Ce</mtext>
                  <mstyle mathsize="8pt">
                    <mrow>
                      <mn>3</mn>
                      <mi>x</mi>
                    </mrow>
                  </mstyle>
                </msup>
              </mstyle>
              <mo stretchy="false">+</mo>
              <mn>2</mn>
            </mrow>
          </mrow>
          <mi>x</mi>
        </mrow>
      </mstyle>
      <mrow/>
    </mrow>
    <annotation encoding="StarMath 5.0"> size 12{f \( x \) = ital "Ce" rSup { size 8{3x} } +2x} {}</annotation>
  </semantics>
</math>
</file>

<file path=Object 32/content.xml><?xml version="1.0" encoding="utf-8"?>
<math xmlns="http://www.w3.org/1998/Math/MathML" display="block">
  <semantics>
    <mrow>
      <mstyle mathsize="12pt">
        <mrow>
          <mi>f</mi>
          <mo stretchy="false">(</mo>
          <mi>x</mi>
          <mrow>
            <mo stretchy="false">)</mo>
            <mo stretchy="false">=</mo>
            <mrow>
              <mstyle mathvariant="italic">
                <msup>
                  <mtext>Ce</mtext>
                  <mstyle mathsize="8pt">
                    <mrow>
                      <mn>3</mn>
                      <mi>x</mi>
                    </mrow>
                  </mstyle>
                </msup>
              </mstyle>
              <mo stretchy="false">−</mo>
              <mfrac>
                <mn>2</mn>
                <mn>3</mn>
              </mfrac>
            </mrow>
          </mrow>
        </mrow>
      </mstyle>
      <mrow/>
    </mrow>
    <annotation encoding="StarMath 5.0"> size 12{f \( x \) = ital "Ce" rSup { size 8{3x} }  -  {  {2}  over  {3} } } {}</annotation>
  </semantics>
</math>
</file>

<file path=Object 4/content.xml><?xml version="1.0" encoding="utf-8"?>
<math xmlns="http://www.w3.org/1998/Math/MathML" display="block">
  <semantics>
    <mrow>
      <mstyle mathsize="12pt">
        <mrow>
          <mi>f</mi>
          <mo stretchy="false">(</mo>
          <mi>x</mi>
          <mrow>
            <mo stretchy="false">)</mo>
            <mo stretchy="false">=</mo>
            <mn>0</mn>
          </mrow>
        </mrow>
      </mstyle>
      <mrow/>
    </mrow>
    <annotation encoding="StarMath 5.0"> size 12{f \( x \) =0} {}</annotation>
  </semantics>
</math>
</file>

<file path=Object 5/content.xml><?xml version="1.0" encoding="utf-8"?>
<math xmlns="http://www.w3.org/1998/Math/MathML" display="block">
  <semantics>
    <mrow>
      <mstyle mathsize="12pt">
        <mrow>
          <mi>f</mi>
          <mo stretchy="false">(</mo>
          <mi>x</mi>
          <mrow>
            <mo stretchy="false">)</mo>
            <mo stretchy="false">=</mo>
            <mrow>
              <msup>
                <mi>e</mi>
                <mstyle mathsize="8pt">
                  <mrow>
                    <mn>3</mn>
                    <mi>x</mi>
                  </mrow>
                </mstyle>
              </msup>
              <mo stretchy="false">+</mo>
              <mi>k</mi>
            </mrow>
          </mrow>
        </mrow>
      </mstyle>
      <mrow/>
    </mrow>
    <annotation encoding="StarMath 5.0"> size 12{f \( x \) =e rSup { size 8{3x} } +k} {}</annotation>
  </semantics>
</math>
</file>

<file path=Object 6/content.xml><?xml version="1.0" encoding="utf-8"?>
<math xmlns="http://www.w3.org/1998/Math/MathML" display="block">
  <semantics>
    <mrow>
      <mstyle mathsize="12pt">
        <mrow>
          <mi>f</mi>
          <mo stretchy="false">(</mo>
          <mi>x</mi>
          <mrow>
            <mo stretchy="false">)</mo>
            <mo stretchy="false">=</mo>
            <mstyle mathvariant="italic">
              <msup>
                <mtext>ke</mtext>
                <mstyle mathsize="8pt">
                  <mrow>
                    <mn>3</mn>
                    <mi>x</mi>
                  </mrow>
                </mstyle>
              </msup>
            </mstyle>
          </mrow>
        </mrow>
      </mstyle>
      <mrow/>
    </mrow>
    <annotation encoding="StarMath 5.0"> size 12{f \( x \) = ital "ke" rSup { size 8{3x} } } {}</annotation>
  </semantics>
</math>
</file>

<file path=Object 7/content.xml><?xml version="1.0" encoding="utf-8"?>
<math xmlns="http://www.w3.org/1998/Math/MathML" display="block">
  <semantics>
    <mrow>
      <mstyle mathsize="12pt">
        <mrow>
          <mo stretchy="false">(</mo>
          <mi>E</mi>
          <mo stretchy="false">)</mo>
          <mi mathvariant="normal">:</mi>
          <mi>y</mi>
          <mrow>
            <mrow>
              <mi>'</mi>
              <mo stretchy="false">+</mo>
              <mi>y</mi>
            </mrow>
            <mo stretchy="false">=</mo>
            <mrow>
              <mi>x</mi>
              <mo stretchy="false">+</mo>
              <mn>1</mn>
            </mrow>
          </mrow>
        </mrow>
      </mstyle>
      <mrow/>
    </mrow>
    <annotation encoding="StarMath 5.0"> size 12{ \( E \) :y'+y=x+1} {}</annotation>
  </semantics>
</math>
</file>

<file path=Object 8/content.xml><?xml version="1.0" encoding="utf-8"?>
<math xmlns="http://www.w3.org/1998/Math/MathML" display="block">
  <semantics>
    <mrow>
      <mstyle mathsize="12pt">
        <mrow>
          <mi>f</mi>
          <mo stretchy="false">(</mo>
          <mi>x</mi>
          <mrow>
            <mo stretchy="false">)</mo>
            <mo stretchy="false">=</mo>
            <mrow>
              <msup>
                <mi>e</mi>
                <mstyle mathsize="8pt">
                  <mrow>
                    <mo stretchy="false">−</mo>
                    <mi>x</mi>
                  </mrow>
                </mstyle>
              </msup>
              <mo stretchy="false">+</mo>
              <mn>1</mn>
            </mrow>
          </mrow>
        </mrow>
      </mstyle>
      <mrow/>
    </mrow>
    <annotation encoding="StarMath 5.0"> size 12{f \( x \) =e rSup { size 8{ - x} } +1} {}</annotation>
  </semantics>
</math>
</file>

<file path=Object 9/content.xml><?xml version="1.0" encoding="utf-8"?>
<math xmlns="http://www.w3.org/1998/Math/MathML" display="block">
  <semantics>
    <mrow>
      <mstyle mathsize="12pt">
        <mrow>
          <mi>f</mi>
          <mo stretchy="false">(</mo>
          <mi>x</mi>
          <mrow>
            <mo stretchy="false">)</mo>
            <mo stretchy="false">=</mo>
            <mrow>
              <msup>
                <mi>e</mi>
                <mstyle mathsize="8pt">
                  <mrow>
                    <mo stretchy="false">−</mo>
                    <mi>x</mi>
                  </mrow>
                </mstyle>
              </msup>
              <mo stretchy="false">+</mo>
              <mi>x</mi>
            </mrow>
          </mrow>
        </mrow>
      </mstyle>
      <mrow/>
    </mrow>
    <annotation encoding="StarMath 5.0"> size 12{f \( x \) =e rSup { size 8{ - x} } +x} {}</annotation>
  </semantics>
</math>
</file>